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1cm"/>
    </style:style>
    <style:style style:name="co2" style:family="table-column">
      <style:table-column-properties fo:break-before="auto" style:column-width="1.392cm"/>
    </style:style>
    <style:style style:name="co3" style:family="table-column">
      <style:table-column-properties fo:break-before="auto" style:column-width="0.50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781cm"/>
    </style:style>
    <style:style style:name="co6" style:family="table-column">
      <style:table-column-properties fo:break-before="auto" style:column-width="0.61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use-regular-expressions="false"/>
      <table:table table:name="Лист2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3" table:default-cell-style-name="Default"/>
        <table:table-row table:style-name="ro1">
          <table:table-cell table:style-name="Default"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 office:value-type="string">
            <text:p>dX</text:p>
          </table:table-cell>
          <table:table-cell table:style-name="ce2" office:value-type="string">
            <text:p>dY</text:p>
          </table:table-cell>
          <table:table-cell/>
          <table:table-cell table:style-name="ce2" office:value-type="string">
            <text:p>X'</text:p>
          </table:table-cell>
          <table:table-cell table:style-name="ce2" office:value-type="string">
            <text:p>Y'</text:p>
          </table:table-cell>
        </table:table-row>
        <table:table-row table:style-name="ro2">
          <table:table-cell table:style-name="ce1" office:value-type="string">
            <text:p>R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/>
          <table:table-cell table:formula="of:=[.B2]-3" office:value-type="float" office:value="0">
            <text:p>0</text:p>
          </table:table-cell>
          <table:table-cell table:formula="of:=[.C2]-9" office:value-type="float" office:value="0">
            <text:p>0</text:p>
          </table:table-cell>
          <table:table-cell table:style-name="ce1" office:value-type="string">
            <text:p>R</text:p>
          </table:table-cell>
          <table:table-cell table:formula="of:=([.E2]*[.$B$13])-([.F2]*[.$B$14])" office:value-type="float" office:value="0">
            <text:p>0</text:p>
          </table:table-cell>
          <table:table-cell table:formula="of:=-(([.E2]*[.$B$14])+([.F2]*[.$B$13]))" office:value-type="float" office:value="-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  <table:table-cell table:formula="of:=[.B3]-3" office:value-type="float" office:value="0">
            <text:p>0</text:p>
          </table:table-cell>
          <table:table-cell table:formula="of:=[.C3]-9" office:value-type="float" office:value="-4">
            <text:p>-4</text:p>
          </table:table-cell>
          <table:table-cell table:style-name="ce2" office:value-type="float" office:value="1">
            <text:p>1</text:p>
          </table:table-cell>
          <table:table-cell table:formula="of:=([.E3]*[.$B$13])-([.F3]*[.$B$14])" office:value-type="float" office:value="2.82842712474619">
            <text:p>2,8284</text:p>
          </table:table-cell>
          <table:table-cell table:formula="of:=-(([.E3]*[.$B$14])+([.F3]*[.$B$13]))" office:value-type="float" office:value="2.82842712474619">
            <text:p>2,828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  <table:table-cell table:formula="of:=[.B4]-3" office:value-type="float" office:value="1">
            <text:p>1</text:p>
          </table:table-cell>
          <table:table-cell table:formula="of:=[.C4]-9" office:value-type="float" office:value="-2">
            <text:p>-2</text:p>
          </table:table-cell>
          <table:table-cell table:style-name="ce2" office:value-type="float" office:value="2">
            <text:p>2</text:p>
          </table:table-cell>
          <table:table-cell table:formula="of:=([.E4]*[.$B$13])-([.F4]*[.$B$14])" office:value-type="float" office:value="2.12132034355964">
            <text:p>2,1213</text:p>
          </table:table-cell>
          <table:table-cell table:formula="of:=-(([.E4]*[.$B$14])+([.F4]*[.$B$13]))" office:value-type="float" office:value="0.707106781186548">
            <text:p>0,707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formula="of:=[.B5]-3" office:value-type="float" office:value="2">
            <text:p>2</text:p>
          </table:table-cell>
          <table:table-cell table:formula="of:=[.C5]-9" office:value-type="float" office:value="-1">
            <text:p>-1</text:p>
          </table:table-cell>
          <table:table-cell table:style-name="ce2" office:value-type="float" office:value="3">
            <text:p>3</text:p>
          </table:table-cell>
          <table:table-cell table:formula="of:=([.E5]*[.$B$13])-([.F5]*[.$B$14])" office:value-type="float" office:value="2.12132034355964">
            <text:p>2,1213</text:p>
          </table:table-cell>
          <table:table-cell table:formula="of:=-(([.E5]*[.$B$14])+([.F5]*[.$B$13]))" office:value-type="float" office:value="-0.707106781186547">
            <text:p>-0,707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table:formula="of:=[.B6]-3" office:value-type="float" office:value="2">
            <text:p>2</text:p>
          </table:table-cell>
          <table:table-cell table:formula="of:=[.C6]-9" office:value-type="float" office:value="-3">
            <text:p>-3</text:p>
          </table:table-cell>
          <table:table-cell table:style-name="ce2" office:value-type="float" office:value="4">
            <text:p>4</text:p>
          </table:table-cell>
          <table:table-cell table:formula="of:=([.E6]*[.$B$13])-([.F6]*[.$B$14])" office:value-type="float" office:value="3.53553390593274">
            <text:p>3,5355</text:p>
          </table:table-cell>
          <table:table-cell table:formula="of:=-(([.E6]*[.$B$14])+([.F6]*[.$B$13]))" office:value-type="float" office:value="0.707106781186548">
            <text:p>0,7071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  <table:table-cell/>
          <table:table-cell table:formula="of:=[.B7]-3" office:value-type="float" office:value="3">
            <text:p>3</text:p>
          </table:table-cell>
          <table:table-cell table:formula="of:=[.C7]-9" office:value-type="float" office:value="-3">
            <text:p>-3</text:p>
          </table:table-cell>
          <table:table-cell table:style-name="ce2" office:value-type="float" office:value="5">
            <text:p>5</text:p>
          </table:table-cell>
          <table:table-cell table:formula="of:=([.E7]*[.$B$13])-([.F7]*[.$B$14])" office:value-type="float" office:value="4.24264068711929">
            <text:p>4,2426</text:p>
          </table:table-cell>
          <table:table-cell table:formula="of:=-(([.E7]*[.$B$14])+([.F7]*[.$B$13]))" office:value-type="float" office:value="-0">
            <text:p>0</text:p>
          </table:table-cell>
        </table:table-row>
        <table:table-row table:style-name="ro2">
          <table:table-cell table:number-columns-repeated="2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table:formula="of:=[.B8]-3" office:value-type="float" office:value="3">
            <text:p>3</text:p>
          </table:table-cell>
          <table:table-cell table:formula="of:=[.C8]-9" office:value-type="float" office:value="-5">
            <text:p>-5</text:p>
          </table:table-cell>
          <table:table-cell table:style-name="ce2" office:value-type="float" office:value="6">
            <text:p>6</text:p>
          </table:table-cell>
          <table:table-cell table:formula="of:=([.E8]*[.$B$13])-([.F8]*[.$B$14])" office:value-type="float" office:value="5.65685424949238">
            <text:p>5,6569</text:p>
          </table:table-cell>
          <table:table-cell table:formula="of:=-(([.E8]*[.$B$14])+([.F8]*[.$B$13]))" office:value-type="float" office:value="1.4142135623731">
            <text:p>1,4142</text:p>
          </table:table-cell>
        </table:table-row>
        <table:table-row table:style-name="ro2">
          <table:table-cell table:number-columns-repeated="2" office:value-type="float" office:value="7">
            <text:p>7</text:p>
          </table:table-cell>
          <table:table-cell office:value-type="float" office:value="8">
            <text:p>8</text:p>
          </table:table-cell>
          <table:table-cell/>
          <table:table-cell table:formula="of:=[.B9]-3" office:value-type="float" office:value="4">
            <text:p>4</text:p>
          </table:table-cell>
          <table:table-cell table:formula="of:=[.C9]-9" office:value-type="float" office:value="-1">
            <text:p>-1</text:p>
          </table:table-cell>
          <table:table-cell table:style-name="ce2" office:value-type="float" office:value="7">
            <text:p>7</text:p>
          </table:table-cell>
          <table:table-cell table:formula="of:=([.E9]*[.$B$13])-([.F9]*[.$B$14])" office:value-type="float" office:value="3.53553390593274">
            <text:p>3,5355</text:p>
          </table:table-cell>
          <table:table-cell table:formula="of:=-(([.E9]*[.$B$14])+([.F9]*[.$B$13]))" office:value-type="float" office:value="-2.12132034355964">
            <text:p>-2,1213</text:p>
          </table:table-cell>
        </table:table-row>
        <table:table-row table:style-name="ro2">
          <table:table-cell table:number-columns-repeated="2"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formula="of:=[.B10]-3" office:value-type="float" office:value="5">
            <text:p>5</text:p>
          </table:table-cell>
          <table:table-cell table:formula="of:=[.C10]-9" office:value-type="float" office:value="-3">
            <text:p>-3</text:p>
          </table:table-cell>
          <table:table-cell table:style-name="ce2" office:value-type="float" office:value="8">
            <text:p>8</text:p>
          </table:table-cell>
          <table:table-cell table:formula="of:=([.E10]*[.$B$13])-([.F10]*[.$B$14])" office:value-type="float" office:value="5.65685424949238">
            <text:p>5,6569</text:p>
          </table:table-cell>
          <table:table-cell table:formula="of:=-(([.E10]*[.$B$14])+([.F10]*[.$B$13]))" office:value-type="float" office:value="-1.41421356237309">
            <text:p>-1,4142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office:value-type="string">
            <text:p>A</text:p>
          </table:table-cell>
          <table:table-cell table:formula="of:=PI()/4" office:value-type="float" office:value="0.785398163397448">
            <text:p>0,7854</text:p>
          </table:table-cell>
          <table:table-cell table:number-columns-repeated="7"/>
        </table:table-row>
        <table:table-row table:style-name="ro1">
          <table:table-cell office:value-type="string">
            <text:p>cosA</text:p>
          </table:table-cell>
          <table:table-cell table:formula="of:=COS([.B12])" office:value-type="float" office:value="0.707106781186548">
            <text:p>0,7071</text:p>
          </table:table-cell>
          <table:table-cell table:number-columns-repeated="7"/>
        </table:table-row>
        <table:table-row table:style-name="ro1">
          <table:table-cell office:value-type="string">
            <text:p>sinA</text:p>
          </table:table-cell>
          <table:table-cell table:formula="of:=SIN([.B12])" office:value-type="float" office:value="0.707106781186547">
            <text:p>0,7071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2"/>
          <table:table-cell>
            <draw:frame table:end-cell-address="Лист2.K42" table:end-x="0.564cm" table:end-y="0.126cm" draw:z-index="1" draw:style-name="gr1" svg:width="12cm" svg:height="12cm" svg:x="1.244cm" svg:y="0.32cm">
              <draw:object draw:notify-on-update-of-ranges="Лист2.G1:Лист2.G1 Лист2.G2:Лист2.G10 Лист2.H1:Лист2.H1 Лист2.H2:Лист2.H10 Лист2.I1:Лист2.I1 Лист2.I2:Лист2.I1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 table:number-rows-repeated="8">
          <table:table-cell table:style-name="Default"/>
          <table:table-cell table:number-columns-repeated="8"/>
        </table:table-row>
        <table:table-row table:style-name="ro1">
          <table:table-cell table:style-name="Default"/>
          <table:table-cell>
            <draw:frame table:end-cell-address="Лист2.J51" table:end-x="0.725cm" table:end-y="0.042cm" draw:z-index="0" draw:style-name="gr1" svg:width="12cm" svg:height="12cm" svg:x="1.037cm" svg:y="0.236cm">
              <draw:object draw:notify-on-update-of-ranges="Лист2.B1:Лист2.B1 Лист2.B2:Лист2.B10 Лист2.C1:Лист2.C1 Лист2.C2:Лист2.C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4"/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499cm" fo:margin-bottom="0.499cm" fo:margin-left="0.499cm" fo:margin-right="0.499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2">22.06.2012</text:date>, <text:time>16:27:0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Сергей Новиков</meta:initial-creator>
    <meta:creation-date>2012-06-22T14:48:47.79</meta:creation-date>
    <meta:printed-by>Сергей Новиков</meta:printed-by>
    <meta:print-date>2012-06-22T14:52:49.45</meta:print-date>
    <dc:date>2012-06-22T16:27:01.15</dc:date>
    <dc:creator>Сергей Новиков</dc:creator>
    <meta:editing-duration>PT37M43S</meta:editing-duration>
    <meta:editing-cycles>8</meta:editing-cycles>
    <meta:generator>OpenOffice.org/3.3$Win32 OpenOffice.org_project/330m20$Build-9567</meta:generator>
    <meta:document-statistic meta:table-count="1" meta:cell-count="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1" chart:maximum="10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1" chart:maximum="10" chart:origin="0" chart:interval-major="1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12.001cm" xlink:href=".." xlink:type="simple" chart:class="chart:scatter" chart:style-name="ch1">
        <chart:plot-area chart:style-name="ch2" table:cell-range-address="Лист2.B1:Лист2.C10" chart:data-source-has-labels="row" svg:x="0.379cm" svg:y="0.788cm" svg:width="9.806cm" svg:height="9.883cm">
          <chartooo:coordinate-region svg:x="1cm" svg:y="1cm" svg:width="8.998cm" svg:height="8.99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2.C2:Лист2.C10" chart:label-cell-address="Лист2.C1:Лист2.C1" chart:class="chart:scatter">
            <chart:domain table:cell-range-address="Лист2.B2:Лист2.B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Y</text:p>
                <draw:g>
                  <svg:desc>Лист2.C1:Лист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Лист2.B2:Лист2.B10</svg:desc>
                </draw:g>
              </table:table-cell>
              <table:table-cell office:value-type="float" office:value="9">
                <text:p>9</text:p>
                <draw:g>
                  <svg:desc>Лист2.C2:Лист2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symbol-type="automatic" chart:include-hidden-cells="fals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minimum="0" chart:maximum="10" chart:interval-major="1" chart:interval-minor-divisor="2" chart:reverse-direction="false" text:line-break="false" chart:axis-position="0"/>
      <style:graphic-properties svg:stroke-color="#cccccc"/>
      <style:text-properties fo:font-size="10pt" style:font-size-asian="10pt" style:font-size-complex="10pt"/>
    </style:style>
    <style:style style:name="ch4" style:family="chart">
      <style:graphic-properties svg:stroke-color="#e6e6e6"/>
    </style:style>
    <style:style style:name="ch5" style:family="chart" style:data-style-name="N0">
      <style:chart-properties chart:display-label="true" chart:logarithmic="false" chart:minimum="-5" chart:maximum="4" chart:origin="0" chart:interval-major="1" chart:interval-minor-divisor="2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e6e6ff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01cm" svg:height="12.001cm" xlink:href=".." xlink:type="simple" chart:class="chart:scatter" chart:style-name="ch1">
        <chart:plot-area chart:style-name="ch2" table:cell-range-address="Лист2.G1:Лист2.I10" chart:data-source-has-labels="both" svg:x="0.458cm" svg:y="0.788cm" svg:width="9.727cm" svg:height="9.422cm">
          <chartooo:coordinate-region svg:x="1cm" svg:y="1cm" svg:width="8.998cm" svg:height="8.998cm"/>
          <chart:axis chart:dimension="x" chart:name="primary-x" chart:style-name="ch3">
            <chart:categories table:cell-range-address="Лист2.G2:Лист2.G10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Лист2.I2:Лист2.I10" chart:label-cell-address="Лист2.I1:Лист2.I1" chart:class="chart:scatter">
            <chart:domain table:cell-range-address="Лист2.H2:Лист2.H10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  <table:table-cell office:value-type="string">
                <text:p>Y'</text:p>
                <draw:g>
                  <svg:desc>Лист2.I1:Лист2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</text:p>
                <draw:g>
                  <svg:desc>Лист2.G2:Лист2.G10</svg:desc>
                </draw:g>
              </table:table-cell>
              <table:table-cell office:value-type="float" office:value="0">
                <text:p>0</text:p>
                <draw:g>
                  <svg:desc>Лист2.H2:Лист2.H10</svg:desc>
                </draw:g>
              </table:table-cell>
              <table:table-cell office:value-type="float" office:value="-0">
                <text:p>-0</text:p>
                <draw:g>
                  <svg:desc>Лист2.I2:Лист2.I10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.82842712474619">
                <text:p>2.82842712474619</text:p>
              </table:table-cell>
              <table:table-cell office:value-type="float" office:value="2.82842712474619">
                <text:p>2.828427124746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2132034355964">
                <text:p>2.12132034355964</text:p>
              </table:table-cell>
              <table:table-cell office:value-type="float" office:value="-0.707106781186547">
                <text:p>-0.707106781186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3553390593274">
                <text:p>3.53553390593274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24264068711929">
                <text:p>4.24264068711929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1.4142135623731">
                <text:p>1.41421356237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53553390593274">
                <text:p>3.53553390593274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65685424949238">
                <text:p>5.65685424949238</text:p>
              </table:table-cell>
              <table:table-cell office:value-type="float" office:value="-1.41421356237309">
                <text:p>-1.4142135623730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